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26" calcext:value-type="float">
            <text:p>1126</text:p>
          </table:table-cell>
          <table:table-cell table:style-name="ce7" table:formula="of:=COUNTIF([.B7:.B1000000];&quot;X&quot;)" office:value-type="float" office:value="970" calcext:value-type="float">
            <text:p>970</text:p>
          </table:table-cell>
          <table:table-cell table:style-name="ce7" table:formula="of:=COUNTIF([.C7:.C1000000];&quot;X&quot;)" office:value-type="float" office:value="19" calcext:value-type="float">
            <text:p>19</text:p>
          </table:table-cell>
          <table:table-cell table:style-name="ce7" table:formula="of:=COUNTIF([.D7:.D1000000];&quot;X&quot;)" office:value-type="float" office:value="76" calcext:value-type="float">
            <text:p>76</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26" calcext:value-type="float">
            <text:p>126</text:p>
          </table:table-cell>
          <table:table-cell table:style-name="ce25" table:formula="of:=SUM([.B2:.F2])" office:value-type="float" office:value="1192" calcext:value-type="float">
            <text:p>119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Porém, sofri um acidente, rompi totalmente o tendão de Aquiles no vôlei com a turm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sofri o acidente.</text:p>
          </table:table-cell>
          <table:table-cell table:style-name="ce2" table:number-columns-repeated="16"/>
          <table:table-cell table:number-columns-repeated="998"/>
        </table:table-row>
        <table:table-row table:style-name="ro3" table:number-rows-repeated="117">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1-11">00/00/0000</text:date>, <text:time style:data-style-name="N2" text:time-value="23:16:29.10284448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1-11T23:18:05.766994821</dc:date>
    <meta:editing-duration>P1DT6H41M23S</meta:editing-duration>
    <meta:editing-cycles>1129</meta:editing-cycles>
    <meta:document-statistic meta:table-count="1" meta:cell-count="6785" meta:object-count="0"/>
  </office:meta>
</office:document-meta>
</file>